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fo:font-size="20pt" style:font-size-asian="20pt" style:font-size-complex="20pt"/>
    </style:style>
    <style:style style:name="P2" style:family="paragraph" style:parent-style-name="Preformatted_20_Text">
      <style:text-properties style:font-name="DejaVu Sans" fo:font-size="15pt" style:font-size-asian="15pt" style:font-size-complex="15pt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style:font-name="DejaVu Sans" fo:font-size="15pt" style:font-size-asian="15pt" style:font-size-complex="15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DejaVu Sans" fo:font-size="15pt" style:font-size-asian="15pt" style:font-size-complex="15pt"/>
    </style:style>
    <style:style style:name="P5" style:family="paragraph" style:parent-style-name="Preformatted_20_Text">
      <style:text-properties fo:color="#c9211e" loext:opacity="100%" style:font-name="DejaVu Sans" fo:font-size="32pt" fo:font-weight="bold" officeooo:rsid="00190c4a" officeooo:paragraph-rsid="00190c4a" style:font-size-asian="32pt" style:font-weight-asian="bold" style:font-size-complex="32pt" style:font-weight-complex="bold"/>
    </style:style>
    <style:style style:name="P6" style:family="paragraph" style:parent-style-name="Standard">
      <style:text-properties style:font-name="DejaVu Sans" fo:font-size="15pt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fo:font-weight="bold" officeooo:rsid="00190c4a" style:font-weight-asian="bold" style:font-weight-complex="bold"/>
    </style:style>
    <style:style style:name="T3" style:family="text">
      <style:text-properties officeooo:rsid="00190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A <text:s text:c="2"/>SACRA</text:p>
      <text:p text:style-name="P1"/>
      <text:p text:style-name="P2"><text:s text:c="3"/><text:span text:style-name="T1">Am</text:span> <text:s text:c="8"/><text:span text:style-name="T1">Em</text:span></text:p>
      <text:p text:style-name="P2"><text:span text:style-name="T2">1</text:span><text:span text:style-name="T3">- </text:span>A morrer crucificado</text:p>
      <text:p text:style-name="P2"><text:s text:c="4"/><text:span text:style-name="T1">F</text:span> <text:s text:c="8"/><text:span text:style-name="T1">C</text:span></text:p>
      <text:p text:style-name="P2">Teu Jesus é condenado</text:p>
      <text:p text:style-name="P2"><text:s text:c="8"/><text:span text:style-name="T1">Dm</text:span> <text:s text:c="8"/><text:span text:style-name="T1">Am</text:span></text:p>
      <text:p text:style-name="P2">Por teus crimes, pecador</text:p>
      <text:p text:style-name="P2"><text:s text:c="8"/><text:span text:style-name="T1">E</text:span> <text:s text:c="8"/><text:span text:style-name="T1">Am</text:span></text:p>
      <text:p text:style-name="P2">Por teus crimes, pecador</text:p>
      <text:p text:style-name="P2"/>
      <text:p text:style-name="P2"><text:span text:style-name="T1">Am</text:span> <text:s text:c="12"/><text:span text:style-name="T1">Em</text:span></text:p>
      <text:p text:style-name="P2">Pela virgem dolorosa</text:p>
      <text:p text:style-name="P2"><text:s text:c="5"/><text:span text:style-name="T1">F</text:span> <text:s text:c="8"/><text:span text:style-name="T1">C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bom Jesus</text:p>
      <text:p text:style-name="P3"><text:s text:c="4"/><text:span text:style-name="T1">E</text:span> <text:s text:c="5"/><text:span text:style-name="T1">Am</text:span></text:p>
      <text:p text:style-name="P2">Perdoai-me bom Jesus</text:p>
      <text:p text:style-name="P2"/>
      <text:p text:style-name="P2"><text:s text:c="3"/><text:span text:style-name="T1">Am</text:span> <text:s text:c="11"/><text:span text:style-name="T1">Em</text:span></text:p>
      <text:p text:style-name="P2"><text:span text:style-name="T2">2</text:span><text:span text:style-name="T3"> - </text:span>Com a cruz é carregado</text:p>
      <text:p text:style-name="P2"><text:s text:c="6"/><text:span text:style-name="T1">F</text:span> <text:s text:c="6"/><text:span text:style-name="T1">C</text:span></text:p>
      <text:p text:style-name="P2">E do peso acabrunhado</text:p>
      <text:p text:style-name="P2"><text:s text:c="4"/><text:span text:style-name="T1">Dm</text:span> <text:s text:c="10"/><text:span text:style-name="T1">Am</text:span></text:p>
      <text:p text:style-name="P2">Vai morrer por teu amor</text:p>
      <text:p text:style-name="P2"><text:s text:c="3"/><text:span text:style-name="T1">E</text:span> <text:s text:c="9"/><text:span text:style-name="T1">Am</text:span></text:p>
      <text:p text:style-name="P2">Vai morrer por teu amor</text:p>
      <text:p text:style-name="P2"/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F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/>
      <text:p text:style-name="P2"><text:soft-page-break/><text:s text:c="4"/><text:span text:style-name="T1">Am</text:span> <text:s text:c="11"/><text:span text:style-name="T1">C</text:span></text:p>
      <text:p text:style-name="P2"><text:span text:style-name="T2">3 - </text:span>Pela cruz tão oprimido</text:p>
      <text:p text:style-name="P2"><text:s text:c="5"/><text:span text:style-name="T1">F</text:span> <text:s text:c="5"/><text:span text:style-name="T1">Am</text:span></text:p>
      <text:p text:style-name="P2">Cai Jesus Desfalecido</text:p>
      <text:p text:style-name="P2"><text:s text:c="4"/><text:span text:style-name="T1">Dm</text:span> <text:s text:c="6"/><text:span text:style-name="T1">Am</text:span></text:p>
      <text:p text:style-name="P2">Pela tua salvação</text:p>
      <text:p text:style-name="P2"><text:s text:c="4"/><text:span text:style-name="T1">E</text:span> <text:s text:c="2"/><text:span text:style-name="T1">Am</text:span></text:p>
      <text:p text:style-name="P2">Pela tua salvação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F</text:span> <text:s text:c="8"/><text:span text:style-name="T1">Am</text:span></text:p>
      <text:p text:style-name="P2">Vossa mãe tão piedosa</text:p>
      <text:p text:style-name="P2"><text:s text:c="5"/><text:span text:style-name="T1">Dm</text:span> <text:s text:c="7"/><text:span text:style-name="T1">Am</text:span></text:p>
      <text:p text:style-name="P2">Perdoai-me, bom Jesus</text:p>
      <text:p text:style-name="P2"><text:s text:c="4"/><text:span text:style-name="T1">E</text:span> <text:s text:c="10"/><text:span text:style-name="T1">Am</text:span></text:p>
      <text:p text:style-name="P2">Perdoai-me, bom Jesus</text:p>
      <text:p text:style-name="P2"/>
      <text:p text:style-name="P2"><text:s text:c="5"/><text:span text:style-name="T1">Am</text:span> <text:s text:c="10"/><text:span text:style-name="T1">C</text:span></text:p>
      <text:p text:style-name="P2"><text:span text:style-name="T2">4 - </text:span>Vê a dor da Mãe amada</text:p>
      <text:p text:style-name="P2"><text:s text:c="7"/><text:span text:style-name="T1">Dm</text:span> <text:s text:c="8"/><text:span text:style-name="T1">Am</text:span></text:p>
      <text:p text:style-name="P2">Que se encontra desolada</text:p>
      <text:p text:style-name="P2"><text:s text:c="7"/><text:span text:style-name="T1">Dm</text:span> <text:s text:c="8"/><text:span text:style-name="T1">Am</text:span></text:p>
      <text:p text:style-name="P2">Com seu Filho em aflição</text:p>
      <text:p text:style-name="P2"><text:s text:c="5"/><text:span text:style-name="T1">E</text:span> <text:s text:c="6"/><text:span text:style-name="T1">Am</text:span></text:p>
      <text:p text:style-name="P2">Com seu Filho em aflição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, bom Jesus</text:p>
      <text:p text:style-name="P2"><text:s text:c="4"/><text:span text:style-name="T1">E</text:span> <text:s text:c="5"/><text:span text:style-name="T1">Am</text:span></text:p>
      <text:p text:style-name="P2">Perdoai-me, bom Jesu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4"/><text:span text:style-name="T1">Am</text:span> <text:s text:c="10"/><text:span text:style-name="T1">C</text:span></text:p>
      <text:p text:style-name="P2"><text:span text:style-name="T2">5 - </text:span>No caminho do Calvário</text:p>
      <text:p text:style-name="P2"><text:s text:c="5"/><text:span text:style-name="T1">Dm</text:span> <text:s text:c="8"/><text:span text:style-name="T1">Am</text:span></text:p>
      <text:p text:style-name="P2">Um auxílio é necessário</text:p>
      <text:p text:style-name="P2"><text:s text:c="8"/><text:span text:style-name="T1">Dm</text:span> <text:s text:c="4"/><text:span text:style-name="T1">Am</text:span></text:p>
      <text:p text:style-name="P2">Não lhe nega o Cireneu</text:p>
      <text:p text:style-name="P2"><text:s text:c="6"/><text:span text:style-name="T1">E</text:span> <text:s text:c="4"/><text:span text:style-name="T1">Am</text:span></text:p>
      <text:p text:style-name="P2">Não lhe nega o Cireneu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, bom Jesus</text:p>
      <text:p text:style-name="P2"><text:s text:c="4"/><text:span text:style-name="T1">E</text:span> <text:s text:c="5"/><text:span text:style-name="T1">Am</text:span></text:p>
      <text:p text:style-name="P2">Perdoai-me, bom Jesus</text:p>
      <text:p text:style-name="P2"/>
      <text:p text:style-name="P2"><text:s text:c="6"/><text:span text:style-name="T1">Am</text:span> <text:s text:c="10"/><text:span text:style-name="T1">C</text:span></text:p>
      <text:p text:style-name="P2"><text:span text:style-name="T2">6 - </text:span>Eis o rosto ensanguentado</text:p>
      <text:p text:style-name="P2"><text:s text:c="6"/><text:span text:style-name="T1">Dm</text:span> <text:s text:c="8"/><text:span text:style-name="T1">Am</text:span></text:p>
      <text:p text:style-name="P2">Por Verônica enxugado</text:p>
      <text:p text:style-name="P2"><text:s text:c="6"/><text:span text:style-name="T1">Dm</text:span> <text:s text:c="4"/><text:span text:style-name="T1">Am</text:span></text:p>
      <text:p text:style-name="P2">Que no pano apareceu</text:p>
      <text:p text:style-name="P2"><text:s text:c="5"/><text:span text:style-name="T1">E</text:span> <text:s text:c="4"/><text:span text:style-name="T1">Am</text:span></text:p>
      <text:p text:style-name="P2">Que no pano apareceu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, bom Jesus</text:p>
      <text:p text:style-name="P2"><text:s text:c="4"/><text:span text:style-name="T1">E</text:span> <text:s text:c="5"/><text:span text:style-name="T1">Am</text:span></text:p>
      <text:p text:style-name="P2">Perdoai-me, bom Jesu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4"/><text:span text:style-name="T1">Am</text:span> <text:s text:c="6"/><text:span text:style-name="T1">C</text:span></text:p>
      <text:p text:style-name="P2"><text:span text:style-name="T2">7 - </text:span>Novamente desmaiado</text:p>
      <text:p text:style-name="P2"><text:s text:c="6"/><text:span text:style-name="T1">Dm</text:span> <text:s text:c="11"/><text:span text:style-name="T1">Am</text:span></text:p>
      <text:p text:style-name="P2">Sob a cruz que vai levando</text:p>
      <text:p text:style-name="P2"><text:s text:c="7"/><text:span text:style-name="T1">Dm</text:span> <text:s text:c="9"/><text:span text:style-name="T1">Am</text:span></text:p>
      <text:p text:style-name="P2">Cai por terra o Salvador</text:p>
      <text:p text:style-name="P2"><text:s text:c="7"/><text:span text:style-name="T1">E</text:span> <text:s text:c="6"/><text:span text:style-name="T1">Am</text:span></text:p>
      <text:p text:style-name="P2">Cai por terra o Salvador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, bom Jesus</text:p>
      <text:p text:style-name="P2"><text:s text:c="4"/><text:span text:style-name="T1">E</text:span> <text:s text:c="5"/><text:span text:style-name="T1">Am</text:span></text:p>
      <text:p text:style-name="P2">Perdoai-me, bom Jesus</text:p>
      <text:p text:style-name="P2"/>
      <text:p text:style-name="P2"><text:s text:c="6"/><text:span text:style-name="T1">Am</text:span> <text:s text:c="7"/><text:span text:style-name="T1">C</text:span></text:p>
      <text:p text:style-name="P2"><text:span text:style-name="T2">8 - </text:span>Das matronas piedosas</text:p>
      <text:p text:style-name="P2"><text:s text:c="3"/><text:span text:style-name="T1">Dm</text:span> <text:s text:c="11"/><text:span text:style-name="T1">Am</text:span></text:p>
      <text:p text:style-name="P2">De Sião filhas chorosas</text:p>
      <text:p text:style-name="P2"><text:s text:c="2"/><text:span text:style-name="T1">Dm</text:span> <text:s text:c="8"/><text:span text:style-name="T1">Am</text:span></text:p>
      <text:p text:style-name="P2">É Jesus consolador</text:p>
      <text:p text:style-name="P2"><text:s text:c="2"/><text:span text:style-name="T1">E</text:span> <text:s text:c="5"/><text:span text:style-name="T1">Am</text:span></text:p>
      <text:p text:style-name="P2">É Jesus consolador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6"/><text:span text:style-name="T1">Am</text:span> <text:s text:c="11"/><text:span text:style-name="T1">C</text:span></text:p>
      <text:p text:style-name="P2"><text:span text:style-name="T2">9 - </text:span>Cai terceira vez prostrado</text:p>
      <text:p text:style-name="P2"><text:s text:c="5"/><text:span text:style-name="T1">Dm</text:span> <text:s text:c="6"/><text:span text:style-name="T1">Am</text:span></text:p>
      <text:p text:style-name="P2">Pelo peso redobrado</text:p>
      <text:p text:style-name="P2"><text:s text:c="4"/><text:span text:style-name="T1">Dm</text:span> <text:s text:c="8"/><text:span text:style-name="T1">Am</text:span></text:p>
      <text:p text:style-name="P2">Dos pecados e da cruz</text:p>
      <text:p text:style-name="P2"><text:s text:c="4"/><text:span text:style-name="T1">E</text:span> <text:s text:c="5"/><text:span text:style-name="T1">Am</text:span></text:p>
      <text:p text:style-name="P2">Dos pecados e da cruz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><text:s text:c="6"/><text:span text:style-name="T1">Am</text:span> <text:s text:c="11"/><text:span text:style-name="T1">C</text:span></text:p>
      <text:p text:style-name="P2"><text:span text:style-name="T2">10 - </text:span>De suas vestes despojado</text:p>
      <text:p text:style-name="P2"><text:s text:c="6"/><text:span text:style-name="T1">Dm</text:span> <text:s text:c="7"/><text:span text:style-name="T1">Am</text:span></text:p>
      <text:p text:style-name="P2">Todo chagado e pisado</text:p>
      <text:p text:style-name="P2"><text:s text:c="5"/><text:span text:style-name="T1">Dm</text:span> <text:s text:c="5"/><text:span text:style-name="T1">Am</text:span></text:p>
      <text:p text:style-name="P2">Eu vos vejo, meu Jesus</text:p>
      <text:p text:style-name="P2"><text:s text:c="5"/><text:span text:style-name="T1">E</text:span> <text:s text:c="6"/><text:span text:style-name="T1">Am</text:span></text:p>
      <text:p text:style-name="P2">Eu vos vejo, meu Jesus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7"/><text:span text:style-name="T1">Am</text:span> <text:s text:c="13"/><text:span text:style-name="T1">C</text:span></text:p>
      <text:p text:style-name="P2"><text:span text:style-name="T2">11 - </text:span>Sois por mim na cruz pregado</text:p>
      <text:p text:style-name="P2"><text:s text:c="6"/><text:span text:style-name="T1">Dm</text:span> <text:s text:c="7"/><text:span text:style-name="T1">Am</text:span></text:p>
      <text:p text:style-name="P2">Insultado, Blasfemado</text:p>
      <text:p text:style-name="P2"><text:s text:c="5"/><text:span text:style-name="T1">Dm</text:span> <text:s text:c="9"/><text:span text:style-name="T1">Am</text:span></text:p>
      <text:p text:style-name="P2">Com cegueira e com furor</text:p>
      <text:p text:style-name="P2"><text:s text:c="5"/><text:span text:style-name="T1">E</text:span> <text:s text:c="6"/><text:span text:style-name="T1">Am</text:span></text:p>
      <text:p text:style-name="P2">Com cegueira e com furor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><text:s text:c="7"/><text:span text:style-name="T1">Am</text:span> <text:s text:c="10"/><text:span text:style-name="T1">C</text:span></text:p>
      <text:p text:style-name="P2"><text:span text:style-name="T2">12 - </text:span>Por meus crimes padecestes</text:p>
      <text:p text:style-name="P2"><text:s text:c="4"/><text:span text:style-name="T1">Dm</text:span> <text:s text:c="14"/><text:span text:style-name="T1">Am</text:span></text:p>
      <text:p text:style-name="P2">Meu Jesus, por nós morrestes</text:p>
      <text:p text:style-name="P2"><text:s text:c="8"/><text:span text:style-name="T1">Dm</text:span> <text:s text:c="8"/><text:span text:style-name="T1">Am</text:span></text:p>
      <text:p text:style-name="P2">Quanta angústia, quanta dor</text:p>
      <text:p text:style-name="P2"><text:s text:c="9"/><text:span text:style-name="T1">E</text:span> <text:s text:c="8"/><text:span text:style-name="T1">Am</text:span></text:p>
      <text:p text:style-name="P2">Quanta angústia, quanta dor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6"/><text:span text:style-name="T1">Am</text:span> <text:s text:c="7"/><text:span text:style-name="T1">C</text:span></text:p>
      <text:p text:style-name="P2"><text:span text:style-name="T2">13 - </text:span>Do madeiro vos tiraram</text:p>
      <text:p text:style-name="P2"><text:s text:c="4"/><text:span text:style-name="T1">Dm</text:span> <text:s text:c="10"/><text:span text:style-name="T1">Am</text:span></text:p>
      <text:p text:style-name="P2">E a mãe vos entregaram</text:p>
      <text:p text:style-name="P2"><text:s text:c="7"/><text:span text:style-name="T1">Dm</text:span> <text:s text:c="7"/><text:span text:style-name="T1">Am</text:span></text:p>
      <text:p text:style-name="P2">Com que dor e compaixão</text:p>
      <text:p text:style-name="P2"><text:s text:c="7"/><text:span text:style-name="T1">E</text:span> <text:s text:c="3"/><text:span text:style-name="T1">Am</text:span></text:p>
      <text:p text:style-name="P2">Com que dor e compaixão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2">Perdoai-me meu Jesus</text:p>
      <text:p text:style-name="P2"/>
      <text:p text:style-name="P2"><text:s text:c="5"/><text:span text:style-name="T1">Am</text:span> <text:s text:c="10"/><text:span text:style-name="T1">C</text:span></text:p>
      <text:p text:style-name="P2"><text:span text:style-name="T2">14 - </text:span>No sepulcro vos puseram</text:p>
      <text:p text:style-name="P3"><text:s text:c="7"/><text:span text:style-name="T1">Dm</text:span> <text:s text:c="11"/><text:span text:style-name="T1">Am</text:span></text:p>
      <text:p text:style-name="P2">Mas os homens tudo esperam</text:p>
      <text:p text:style-name="P2"><text:s text:c="7"/><text:span text:style-name="T1">Dm</text:span> <text:s text:c="5"/><text:span text:style-name="T1">Am</text:span></text:p>
      <text:p text:style-name="P2">Do mistério da paixão</text:p>
      <text:p text:style-name="P2"><text:s text:c="7"/><text:span text:style-name="T1">E</text:span> <text:s text:c="6"/><text:span text:style-name="T1">Am</text:span></text:p>
      <text:p text:style-name="P2">Do mistério da paixão</text:p>
      <text:p text:style-name="P2"/>
      <text:p text:style-name="P2"><text:span text:style-name="T1">Am</text:span> <text:s text:c="11"/><text:span text:style-name="T1">C</text:span></text:p>
      <text:p text:style-name="P2">Pela virgem dolorosa</text:p>
      <text:p text:style-name="P2"><text:s text:c="5"/><text:span text:style-name="T1">Dm</text:span> <text:s text:c="8"/><text:span text:style-name="T1">Am</text:span></text:p>
      <text:p text:style-name="P2">Vossa mãe tão piedosa</text:p>
      <text:p text:style-name="P2"><text:s text:c="5"/><text:span text:style-name="T1">Dm</text:span> <text:s text:c="5"/><text:span text:style-name="T1">Am</text:span></text:p>
      <text:p text:style-name="P2">Perdoai-me meu Jesus</text:p>
      <text:p text:style-name="P2"><text:s text:c="4"/><text:span text:style-name="T1">E</text:span> <text:s text:c="5"/><text:span text:style-name="T1">Am</text:span></text:p>
      <text:p text:style-name="P4">Perdoai-me meu Jesus</text:p>
      <text:p text:style-name="P6"/>
      <text:p text:style-name="P6"/>
      <text:p text:style-name="P6"/>
      <text:p text:style-name="P6"/>
      <text:p text:style-name="P6"/>
      <text:p text:style-name="P2"><text:soft-page-break/><text:s text:c="3"/><text:span text:style-name="T1">C</text:span> <text:s text:c="12"/><text:span text:style-name="T1">F9</text:span> <text:s text:c="5"/><text:span text:style-name="T1">G7</text:span> <text:s text:c="14"/><text:span text:style-name="T1">C</text:span></text:p>
      <text:p text:style-name="P2">Vitória, tu reinarás! Ó cruz tu nos salvarás!</text:p>
      <text:p text:style-name="P2"><text:s text:c="3"/><text:span text:style-name="T1">C</text:span> <text:s text:c="12"/><text:span text:style-name="T1">F9</text:span> <text:s text:c="5"/><text:span text:style-name="T1">G7</text:span> <text:s text:c="14"/><text:span text:style-name="T1">C</text:span></text:p>
      <text:p text:style-name="P2">Vitória, tu reinarás! Ó cruz tu nos salvarás!</text:p>
      <text:p text:style-name="P2"/>
      <text:p text:style-name="P2"><text:s text:c="4"/><text:span text:style-name="T1">C</text:span> <text:s text:c="12"/><text:span text:style-name="T1">F</text:span> <text:s text:c="8"/><text:span text:style-name="T1">G7</text:span> <text:s text:c="10"/><text:span text:style-name="T1">C</text:span></text:p>
      <text:p text:style-name="P2">Brilhando sobre o mundo que vive sem tua luz</text:p>
      <text:p text:style-name="P2"><text:s text:c="4"/><text:span text:style-name="T1">C7</text:span> <text:s text:c="9"/><text:span text:style-name="T1">F</text:span> <text:s text:c="7"/><text:span text:style-name="T1">G7</text:span> <text:s text:c="7"/><text:span text:style-name="T1">F9</text:span> <text:s text:c="5"/><text:span text:style-name="T1">C</text:span></text:p>
      <text:p text:style-name="P4">Tu és um sol fecundo de amor e de paz, ó cruz!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3:11:42.584321907</meta:creation-date>
    <dc:date>2025-04-18T13:23:43.861775594</dc:date>
    <meta:editing-duration>PT12M3S</meta:editing-duration>
    <meta:editing-cycles>1</meta:editing-cycles>
    <meta:document-statistic meta:table-count="0" meta:image-count="0" meta:object-count="0" meta:page-count="8" meta:paragraph-count="233" meta:word-count="726" meta:character-count="4670" meta:non-whitespace-character-count="2694"/>
    <meta:generator>LibreOffice/24.2.7.2$Linux_X86_64 LibreOffice_project/420$Build-2</meta:generator>
  </office:meta>
</office:document-meta>
</file>